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hew, I'm done.</text:p>
          </table:table-cell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really drank it all...</text:p>
          </table:table-cell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 office:value-type="string">
            <text:p>To be honest, draining ten cups of tea in
one go is impressive in its own right...</text:p>
          </table:table-cell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begin the timer.</text:p>
          </table:table-cell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 office:value-type="string">
            <text:p>I need only wait like this for six hours,
correct?</text:p>
          </table:table-cell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, but... there's no way you can do that,
if you think about it.</text:p>
          </table:table-cell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 office:value-type="string">
            <text:p>One hundred and fifty milliliters to a teacup
adds up to one and a half liters of tea
that you just drank, right?</text:p>
          </table:table-cell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 office:value-type="string">
            <text:p>Six hours like that, and...</text:p>
          </table:table-cell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h, was it meant to be ten teacups?</text:p>
          </table:table-cell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 office:value-type="string">
            <text:p>I believe I confused teacup for teapot.</text:p>
          </table:table-cell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aaah?! You... don't tell me, you actually
drank ten whole pots of tea?!?!</text:p>
          </table:table-cell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-That's astounding... on so many levels...</text:p>
          </table:table-cell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 office:value-type="string">
            <text:p>(Well, that only assures my victory.)</text:p>
          </table:table-cell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 office:value-type="string">
            <text:p>(All that's left is to wait for her to throw
in the towel and rush off to the bathroom!)</text:p>
          </table:table-cell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ne hour from the start...</text:p>
          </table:table-cell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Just as you'd expect of the warrior known
as the strongest demon, she seems perfectly
fine an hour later.)</text:p>
          </table:table-cell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 office:value-type="string">
            <text:p>(But it's only a matter of time before that
iron will crumbles in the face of tea-hell!
Kukuku...!)</text:p>
          </table:table-cell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o hours from the start...</text:p>
          </table:table-cell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I'm already feeling a rather strong urge to
urinate, but it's well within tolerable
bounds...)</text:p>
          </table:table-cell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Sh-She's tough, this one...)</text:p>
          </table:table-cell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 office:value-type="string">
            <text:p>(Even after drinking that much tea, she's
gotten through two whole hours like it was
nothing!)</text:p>
          </table:table-cell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 office:value-type="string">
            <text:p>(No, don't tell me she can really hold it
for all six hours...?)</text:p>
          </table:table-cell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, after the third hour, Visti's mask finally
begins to slip...</text:p>
          </table:table-cell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m I imagining it, or is she starting to
show a grim expression on her face...?)</text:p>
          </table:table-cell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This is... dire...)</text:p>
          </table:table-cell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 office:value-type="string">
            <text:p>(If you take in that much fluid, of course
it's going to have an unusually powerful
effect...)</text:p>
          </table:table-cell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 office:value-type="string">
            <text:p>(But, before this exhaustively trained body
and spirit of mine, a trial like this is
nothing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 office:value-type="string">
            <text:p>(I can... pull through...!)</text:p>
          </table:table-cell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r hours from the start...</text:p>
          </table:table-cell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Fuu................. fuu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 office:value-type="string">
            <text:p>............Nh.............. fuu...........</text:p>
          </table:table-cell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 office:value-type="string">
            <text:p>(M-My abdomen...... it hurts...)</text:p>
          </table:table-cell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 office:value-type="string">
            <text:p>(If I relax for... even a second... it's all
over!)</text:p>
          </table:table-cell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She really seems to be in pain...!)</text:p>
          </table:table-cell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 office:value-type="string">
            <text:p>(I've rarely seen Visti make a face like that
before!)</text:p>
          </table:table-cell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 office:value-type="string">
            <text:p>(From how she's wiggling around like that,
perhaps she'll give up soon?)</text:p>
          </table:table-cell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No, I must not think of failure!)</text:p>
          </table:table-cell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 office:value-type="string">
            <text:p>(Two hours, a mere two hours left!)</text:p>
          </table:table-cell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 office:value-type="string">
            <text:p>(I can surely do it! I haven't even gotten
started!)</text:p>
          </table:table-cell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, four and a half hours from the start,
Visti finally loses the last of her
composure...!</text:p>
          </table:table-cell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n... ugh....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 office:value-type="string">
            <text:p>Kh... ngh...... ah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Woah! She's rubbing her legs together
like there's no tomorrow!)</text:p>
          </table:table-cell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 office:value-type="string">
            <text:p>(To think that the ever-patient Visti
would show her desperation so plainly on
her face!)</text:p>
          </table:table-cell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 office:value-type="string">
            <text:p>(She must be unimaginably desperate to go...)</text:p>
          </table:table-cell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 office:value-type="string">
            <text:p>(This is bad... even I am starting to need
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gh... auu?! *brrrrrrrrr*!</text:p>
          </table:table-cell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 office:value-type="string">
            <text:p>(A-A surge...!)</text:p>
          </table:table-cell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 office:value-type="string">
            <text:p>(Damn, I'm enduring with all my strength!!)</text:p>
          </table:table-cell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 office:value-type="string">
            <text:p>Kh, oh... oh... uh...! *squeeeeeeeeeeeeze*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 office:value-type="string">
            <text:p>..............!!</text:p>
          </table:table-cell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 office:value-type="string">
            <text:p>(Phew, I-I managed to get past it...)</text:p>
          </table:table-cell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 office:value-type="string">
            <text:p>(Y-Yet... I am already full to bursting...)</text:p>
          </table:table-cell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 office:value-type="string">
            <text:p>(This next hour and a half will be... a painful
road, but... if I've already come this far,
I can surely reach the end...!)</text:p>
          </table:table-cell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ve hours from the start...! The normally
resolute Visti has come so far, but her
will is starting to break...!!</text:p>
          </table:table-cell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D... Damn...! 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 office:value-type="string">
            <text:p>(I want to go to the bathroom!!!)</text:p>
          </table:table-cell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 office:value-type="string">
            <text:p>(Ugugu... it... it hurts! Who would have
thought that holding my bladder would be
so agonizing!!)</text:p>
          </table:table-cell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 office:value-type="string">
            <text:p>(It's no use, I... I truly... truly need to go to
the bathroom...!! Right now...!!)</text:p>
          </table:table-cell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 office:value-type="string">
            <text:p>(*squeeze*! *twist* *twist* *twist*, *rub*
*rub* *rub*!)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-Hey... Visti...</text:p>
          </table:table-cell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ck!! I was so consumed by this intense
desperation that I completely forgot that
Carat-sama is right here!!)</text:p>
          </table:table-cell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 office:value-type="string">
            <text:p>(I simply must cease this disgraceful
behavior!!)</text:p>
          </table:table-cell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 office:value-type="string">
            <text:p>Y... You called, Carat-sama...?</text:p>
          </table:table-cell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Please, there's no need to push yourself
to be so proper.</text:p>
          </table:table-cell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 office:value-type="string">
            <text:p>Umm... I feel bad saying this while you're
fighting so hard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 office:value-type="string">
            <text:p>Would it be okay if I... went to the toilet?</text:p>
          </table:table-cell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-But of course... please, do not pay me
any... heed...!</text:p>
          </table:table-cell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, well... s-sorry... I'll be right back.</text:p>
          </table:table-cell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Ngh.... kh....</text:p>
          </table:table-cell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 office:value-type="string">
            <text:p>Ooooh... gh... *shudder* *shudder* *shudder*</text:p>
          </table:table-cell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 office:value-type="string">
            <text:p>Haauuu!! *slosh*! *squeeeeeeeeze*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 office:value-type="string">
            <text:p>It... It's no use... I can't... I-I can't let go,
or... I'll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 office:value-type="string">
            <text:p>Khhhhhhhhh...!!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 office:value-type="string">
            <text:p>A-At this very moment... Carat-sama is
sat down on the toilet, and...</text:p>
          </table:table-cell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 office:value-type="string">
            <text:p>R... Releasing her...</text:p>
          </table:table-cell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 office:value-type="string">
            <text:p>Ngh! Th-This won't do... what in the hell am
I thinking about!!</text:p>
          </table:table-cell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 office:value-type="string">
            <text:p>But, I... I am just about... ready to explode...!</text:p>
          </table:table-cell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 office:value-type="string">
            <text:p>It's still one more hour... until I've finished
all six...!!</text:p>
          </table:table-cell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 office:value-type="string">
            <text:p>At this rate... at this rate...!!</text:p>
          </table:table-cell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ve and a half hours from the start!!
Visti is reaching her physical and mental
limit under the weight of her extreme need
to pee!!</text:p>
          </table:table-cell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ah! Hah! Hah! Hah!</text:p>
          </table:table-cell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 office:value-type="string">
            <text:p>Ugh... ngh... kh, ah... ah... ghh...!</text:p>
          </table:table-cell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 office:value-type="string">
            <text:p>(This is bad... this is bad this is bad!!)</text:p>
          </table:table-cell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 office:value-type="string">
            <text:p>(I-If I don't press into my crotch with all
my strength... i-i-it'll all burst out!)</text:p>
          </table:table-cell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Uwah, she's shaking like a leaf!)</text:p>
          </table:table-cell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 office:value-type="string">
            <text:p>(She must be at her limit, now...!!)</text:p>
          </table:table-cell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Th-Th-Thirty... m-minutes left... no,
I've already given up entirely on...
a-appearances...)</text:p>
          </table:table-cell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 office:value-type="string">
            <text:p>(In any case, I need to... b-breathe as
little as possible... and concentrate...
all of my power... on my g-groin...!)</text:p>
          </table:table-cell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Haah............. haah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 office:value-type="string">
            <text:p>.......Haah............. haah..............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Visti, d-do your best...!</text:p>
          </table:table-cell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 office:value-type="string">
            <text:p>Ah, wait! Don't do your best! J-Just give
up, already! That looks tough in so many
ways!!</text:p>
          </table:table-cell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n, at last, we reach five hours and
fifty-nine minutes from the start!</text:p>
          </table:table-cell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 office:value-type="string">
            <text:p>Haah.................. haah..................
........haah.................. haah..................</text:p>
          </table:table-cell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wawawawah!</text:p>
          </table:table-cell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 office:value-type="string">
            <text:p>I-Is your bladder some kind of freak of
nature?!</text:p>
          </table:table-cell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... ghh...... ah... ohh... ugh... kh...</text:p>
          </table:table-cell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 office:value-type="string">
            <text:p>(Hold it... hold it... hold it... hold it
hold it hold it, h-hold... it... nghhh!!)</text:p>
          </table:table-cell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 office:value-type="string">
            <text:p>(A little longer... just a little longer!!
A little longer and I can go to the toilet!!
Aahhh, h-hurry...)</text:p>
          </table:table-cell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irty seconds... left...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*tremble* *tremble* *tremble*...
*squeeeeeeeeeeeeze*!!</text:p>
          </table:table-cell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 office:value-type="string">
            <text:p>*wriggle* *wriggle* *wriggle* *clench*!
*quiver* *quiver*!</text:p>
          </table:table-cell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 office:value-type="string">
            <text:p>(I beg of you... I-I'm... at my wit's end...!!)</text:p>
          </table:table-cell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en... nine... eight...</text:p>
          </table:table-cell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Kuaa... uh... haaaah, ah, aaah...)</text:p>
          </table:table-cell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ree... two... one...</text:p>
          </table:table-cell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 office:value-type="string">
            <text:p>Zero...!!</text:p>
          </table:table-cell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 office:value-type="string">
            <text:p>Sh-She actually did it!!! That is seriously
way too amazing!!! What the hell?!?!</text:p>
          </table:table-cell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aaaagh, t-toi... toileeet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